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office:automatic-styles>
  <office:body>
    <office:text text:use-soft-page-breaks="true">
      <text:p text:style-name="P1">Garrett Hill and Eric Fields</text:p>
      <text:p text:style-name="Standard">CMSC388Z</text:p>
      <text:p text:style-name="Standard">11/16/21</text:p>
      <text:p text:style-name="P2">Project Milestone 1</text:p>
      <text:p text:style-name="Standard"/>
      <text:p text:style-name="Standard">1. What have you accomplished so far?</text:p>
      <text:p text:style-name="Standard"/>
      <text:p text:style-name="Standard">- Wrote some code to read in file output from genius Api. Code creates the structures for creating an artist and storing their songs. Each song contains a vector of structures and each structure contains a vector of the strings corresponding to the lines of lyrics in that structure<text:line-break/>2. What will you do next?</text:p>
      <text:p text:style-name="Standard"/>
      <text:p text:style-name="Standard">- Work with the format of the output from genius to store all words in structures cleanly so that they can be compared, make sure that the titles and structure types are stored correctly</text:p>
      <text:p text:style-name="Standard">- begin writing functions for analyzing the lyrical content of a structure<text:line-break/>3. What unexpected obstacles did you encounter?</text:p>
      <text:p text:style-name="Standard"/>
      <text:p text:style-name="Standard">- one partner can’t get rust to find proc_macro crate, so he cannot compile/run the code for getting the genius responses yet<text:line-break/>4. Which of your goals do you currently expect to<text:s/>meet?</text:p>
      <text:p text:style-name="Standard"/>
      <text:p text:style-name="Standard">- Should definitely be able to get passed 100% mark and start incorporating natural language processing, but not sure how much of that we will get<text:line-break/>5. what's the link to the repo of your project?</text:p>
      <text:p text:style-name="Standard"><text:tab/>https://github.com/gahill18/ghef_388z.g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rosoft Office User</dc:creator>
    <meta:creation-date>2021-11-16T10:31:00Z</meta:creation-date>
    <dc:date>2021-11-20T22:40:00Z</dc:date>
    <meta:template xlink:href="Normal.dotm" xlink:type="simple"/>
    <meta:editing-cycles>4</meta:editing-cycles>
    <meta:editing-duration>PT600S</meta:editing-duration>
    <meta:document-statistic meta:page-count="1" meta:paragraph-count="2" meta:word-count="171" meta:character-count="1147" meta:row-count="8" meta:non-whitespace-character-count="978"/>
  </office:meta>
</office:document-meta>
</file>